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5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е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форматирование виртуального диска на 512 килобайт;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D</text:span>-форматирование виртуального<text:span text:style-name="T1"> </text:span>диска на 768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 </text:span><text:span text:style-name="T8">и </text:span><text:span text:style-name="T3">SCL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 </text:span>и <text:span text:style-name="T1">SCL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 </text:span><text:span text:style-name="T8">и </text:span><text:span text:style-name="T3">SCL </text:span><text:span text:style-name="T8">образов общим </text:span><text:soft-page-break/><text:span text:style-name="T8">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заголовка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7T00:03:24.73</dc:date>
    <meta:editing-duration>PT27H08M20S</meta:editing-duration>
    <meta:editing-cycles>65</meta:editing-cycles>
    <meta:generator>OpenOffice.org/3.2$Win32 OpenOffice.org_project/320m18$Build-9502</meta:generator>
    <meta:document-statistic meta:table-count="0" meta:image-count="0" meta:object-count="0" meta:page-count="3" meta:paragraph-count="84" meta:word-count="1016" meta:character-count="7604"/>
  </office:meta>
</office:document-meta>
</file>